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Standard">
      <style:table-properties style:width="15.265cm" fo:margin-left="-0.199cm" style:page-number="auto" table:align="left" style:writing-mode="lr-tb"/>
    </style:style>
    <style:style style:name="Tabla1.A" style:family="table-column">
      <style:table-column-properties style:column-width="4.953cm"/>
    </style:style>
    <style:style style:name="Tabla1.B" style:family="table-column">
      <style:table-column-properties style:column-width="2.671cm"/>
    </style:style>
    <style:style style:name="Tabla1.C" style:family="table-column">
      <style:table-column-properties style:column-width="3.812cm"/>
    </style:style>
    <style:style style:name="Tabla1.D" style:family="table-column">
      <style:table-column-properties style:column-width="3.829cm"/>
    </style:style>
    <style:style style:name="Tabla1.1" style:family="table-row">
      <style:table-row-properties style:min-row-height="0.942cm" fo:keep-together="auto"/>
    </style:style>
    <style:style style:name="Tabla1.A1" style:family="table-cell">
      <style:table-cell-properties style:vertical-align="top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" style:family="table-row">
      <style:table-row-properties fo:keep-together="auto"/>
    </style:style>
    <style:style style:name="Tab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4" style:family="table-row">
      <style:table-row-properties style:min-row-height="2.101cm" fo:keep-together="auto"/>
    </style:style>
    <style:style style:name="Tabla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5" style:family="table-row">
      <style:table-row-properties fo:keep-together="auto"/>
    </style:style>
    <style:style style:name="Tab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6" style:family="table-row">
      <style:table-row-properties fo:keep-together="auto"/>
    </style:style>
    <style:style style:name="Tabla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7" style:family="table-row">
      <style:table-row-properties style:min-row-height="6.045cm" fo:keep-together="auto"/>
    </style:style>
    <style:style style:name="Tabla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8" style:family="table-row">
      <style:table-row-properties style:min-row-height="3.328cm" fo:keep-together="auto"/>
    </style:style>
    <style:style style:name="Tabla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9" style:family="table-row">
      <style:table-row-properties fo:keep-together="auto"/>
    </style:style>
    <style:style style:name="Tabla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0" style:family="table-row">
      <style:table-row-properties fo:keep-together="auto"/>
    </style:style>
    <style:style style:name="Tabla1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1" style:family="table-row">
      <style:table-row-properties fo:keep-together="auto"/>
    </style:style>
    <style:style style:name="Tabla1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2" style:family="table-row">
      <style:table-row-properties style:min-row-height="4.417cm" fo:keep-together="auto"/>
    </style:style>
    <style:style style:name="Tabla1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paragraph-properties style:snap-to-layout-grid="false"/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" style:font-size-complex="11pt" style:font-style-complex="italic"/>
    </style:style>
    <style:style style:name="P5" style:family="paragraph" style:parent-style-name="Standard" style:list-style-name="L1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style:snap-to-layout-grid="false"/>
      <style:text-properties style:font-name="Arial" fo:font-size="11pt" officeooo:paragraph-rsid="0017eb6d" style:font-size-asian="11pt" style:font-name-complex="Arial" style:font-size-complex="11pt"/>
    </style:style>
    <style:style style:name="P7" style:family="paragraph" style:parent-style-name="Standard">
      <style:paragraph-properties style:snap-to-layout-grid="false"/>
      <style:text-properties style:font-name="Arial" fo:font-size="11pt" officeooo:paragraph-rsid="0019c63e" style:font-size-asian="11pt" style:font-name-complex="Arial" style:font-size-complex="11pt"/>
    </style:style>
    <style:style style:name="P8" style:family="paragraph" style:parent-style-name="Standard" style:list-style-name="L1">
      <style:paragraph-properties style:snap-to-layout-grid="false"/>
      <style:text-properties style:font-name="Arial" fo:font-size="11pt" officeooo:rsid="0018ebf4" officeooo:paragraph-rsid="0018ebf4" style:font-size-asian="11pt" style:font-name-complex="Arial" style:font-size-complex="11pt"/>
    </style:style>
    <style:style style:name="P9" style:family="paragraph" style:parent-style-name="Standard">
      <style:paragraph-properties style:snap-to-layout-grid="false"/>
      <style:text-properties style:font-name="Arial" fo:font-size="11pt" officeooo:rsid="0018ebf4" officeooo:paragraph-rsid="0018ebf4" style:font-size-asian="11pt" style:font-name-complex="Arial" style:font-size-complex="11pt"/>
    </style:style>
    <style:style style:name="P10" style:family="paragraph" style:parent-style-name="Standard">
      <style:paragraph-properties style:snap-to-layout-grid="false"/>
      <style:text-properties style:font-name="Arial" fo:font-size="11pt" officeooo:rsid="0019c63e" officeooo:paragraph-rsid="0019c63e" style:font-size-asian="11pt" style:font-name-complex="Arial" style:font-size-complex="11pt"/>
    </style:style>
    <style:style style:name="P11" style:family="paragraph" style:parent-style-name="Standard">
      <style:paragraph-properties style:snap-to-layout-grid="false"/>
      <style:text-properties style:font-name="Arial" fo:font-size="11pt" fo:font-style="normal" style:text-underline-style="none" style:font-size-asian="11pt" style:font-style-asian="normal" style:font-name-complex="Arial" style:font-size-complex="11pt" style:font-style-complex="normal"/>
    </style:style>
    <style:style style:name="P12" style:family="paragraph" style:parent-style-name="Standard">
      <style:paragraph-properties style:snap-to-layout-grid="false"/>
      <style:text-properties style:font-name="Arial" fo:font-size="11pt" fo:font-style="italic" style:text-underline-style="solid" style:text-underline-width="auto" style:text-underline-color="font-color" officeooo:rsid="0018ebf4" officeooo:paragraph-rsid="0018ebf4" style:font-size-asian="11pt" style:font-style-asian="italic" style:font-name-complex="Arial" style:font-size-complex="11pt" style:font-style-complex="italic"/>
    </style:style>
    <style:style style:name="T1" style:family="text">
      <style:text-properties officeooo:rsid="0017eb6d"/>
    </style:style>
    <style:style style:name="T2" style:family="text">
      <style:text-properties officeooo:rsid="0018ebf4"/>
    </style:style>
    <style:style style:name="T3" style:family="text">
      <style:text-properties officeooo:rsid="0019c6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p text:style-name="P1">CASO DE USO: <text:span text:style-name="T1">ELIMINAR PREINSCRIPCIO </text:span>CURS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">Versión</text:p>
          </table:table-cell>
          <table:table-cell table:style-name="Tabla1.B2" office:value-type="string">
            <text:p text:style-name="P2">1.0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11/11/2016</text:p>
          </table:table-cell>
        </table:table-row>
        <table:table-row table:style-name="Tabla1.3">
          <table:table-cell table:style-name="Tabla1.A2" office:value-type="string">
            <text:p text:style-name="P1">Autores</text:p>
          </table:table-cell>
          <table:table-cell table:style-name="Tabla1.B3" table:number-columns-spanned="3" office:value-type="string">
            <text:p text:style-name="P2">Santi Puig i Cadafalch</text:p>
          </table:table-cell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1">Descripción</text:p>
          </table:table-cell>
          <table:table-cell table:style-name="Tabla1.B4" table:number-columns-spanned="3" office:value-type="string">
            <text:p text:style-name="P2">Aquest cas d'us descriu com un <text:span text:style-name="T1">administrador a partir de la consulta de preinscripcions a curs pot donar de baixa la preinscripció d'un alumne en concret</text:span></text:p>
          </table:table-cell>
          <table:covered-table-cell/>
          <table:covered-table-cell/>
        </table:table-row>
        <table:table-row table:style-name="Tabla1.5">
          <table:table-cell table:style-name="Tabla1.A2" office:value-type="string">
            <text:p text:style-name="P1">Actores</text:p>
          </table:table-cell>
          <table:table-cell table:style-name="Tabla1.B5" table:number-columns-spanned="3" office:value-type="string">
            <text:p text:style-name="P2">Administrador</text:p>
          </table:table-cell>
          <table:covered-table-cell/>
          <table:covered-table-cell/>
        </table:table-row>
        <table:table-row table:style-name="Tabla1.6">
          <table:table-cell table:style-name="Tabla1.A2" office:value-type="string">
            <text:p text:style-name="P1">Precondiciones</text:p>
          </table:table-cell>
          <table:table-cell table:style-name="Tabla1.B6" table:number-columns-spanned="3" office:value-type="string">
            <text:p text:style-name="P6">L'administrador prèviament ja ha donat d'alta una sèrie de cursos, <text:span text:style-name="T1">i els alumnes s'han preinscrit als cursos.</text:span></text:p>
            <text:p text:style-name="P6"><text:span text:style-name="T1">L'administrador arribarà a la vista de preinscripcions d'alumnes per curs, a través de la vista de detall d'alumnes, la vista de detall de curs, o la consulta d'alumnes per curs.</text:span></text:p>
          </table:table-cell>
          <table:covered-table-cell/>
          <table:covered-table-cell/>
        </table:table-row>
        <table:table-row table:style-name="Tabla1.7">
          <table:table-cell table:style-name="Tabla1.A2" office:value-type="string">
            <text:p text:style-name="P1">Flujo principal</text:p>
          </table:table-cell>
          <table:table-cell table:style-name="Tabla1.B7" table:number-columns-spanned="3" office:value-type="string">
            <text:list xml:id="list2199949318958773982" text:style-name="L1">
              <text:list-item>
                <text:p text:style-name="P5"><text:span text:style-name="T2">L'administrador consulta la relació d'alumnes inscrits per curs, o la consulta de cursos preinscrits per alumne</text:span></text:p>
              </text:list-item>
              <text:list-item>
                <text:p text:style-name="P8">El sistema mostra la relació d'alumnes inscrits en un curs determinat, o bé els cursos als quals s'ha apuntat un alumne determinat, i ofereix la posibilitat de veure detall (de curs o alumne), i de donar de baixa la preinscripció.</text:p>
              </text:list-item>
              <text:list-item>
                <text:p text:style-name="P8">L'administrador prem el botó de donar de baixa la preinscripció</text:p>
              </text:list-item>
              <text:list-item>
                <text:p text:style-name="P5">El sistema <text:span text:style-name="T2">demana confirmació per donar de baixa la preinscripció seleccionada per eliminar, i dona la opció de tirar endavant la baixa o tornar enrrere.</text:span></text:p>
              </text:list-item>
              <text:list-item>
                <text:p text:style-name="P8">L'administrador confirma la baixa de la preinscripció</text:p>
              </text:list-item>
              <text:list-item>
                <text:p text:style-name="P8">El sistema dona de baixa <text:s/>la preinscripció.</text:p>
              </text:list-item>
              <text:list-item>
                <text:p text:style-name="P8">El sistema torna a la vista anterior amb les dades actualitzades sense la preinscripció esborrada.</text:p>
              </text:list-item>
            </text:list>
          </table:table-cell>
          <table:covered-table-cell/>
          <table:covered-table-cell/>
        </table:table-row>
        <table:table-row table:style-name="Tabla1.8">
          <table:table-cell table:style-name="Tabla1.A2" office:value-type="string">
            <text:p text:style-name="P1">Flujos alternativos</text:p>
          </table:table-cell>
          <table:table-cell table:style-name="Tabla1.B8" table:number-columns-spanned="3" office:value-type="string">
            <text:p text:style-name="P12">L'administrador es tira enrere</text:p>
            <text:p text:style-name="P4"/>
            <text:p text:style-name="P11"><text:span text:style-name="T2">L'administrador no confirma la baixa de la preinscripció i escull l'opció de tornar enrere. El sistema actualitza les vistes amb les dades intactes.</text:span></text:p>
          </table:table-cell>
          <table:covered-table-cell/>
          <table:covered-table-cell/>
        </table:table-row>
        <table:table-row table:style-name="Tabla1.9">
          <table:table-cell table:style-name="Tabla1.A2" office:value-type="string">
            <text:p text:style-name="P1">Postcondiciones</text:p>
          </table:table-cell>
          <table:table-cell table:style-name="Tabla1.B9" table:number-columns-spanned="3" office:value-type="string">
            <text:p text:style-name="P10">Un alumne només pot estar inscrit una sola vegada a un mateix curs, i un curs no pot tenir més de d'una preinscripció d'un mateix alumne.</text:p>
          </table:table-cell>
          <table:covered-table-cell/>
          <table:covered-table-cell/>
        </table:table-row>
        <table:table-row table:style-name="Tabla1.10">
          <table:table-cell table:style-name="Tabla1.A2" office:value-type="string">
            <text:p text:style-name="P1">Requerimientos no funcionales</text:p>
          </table:table-cell>
          <table:table-cell table:style-name="Tabla1.B10" table:number-columns-spanned="3" office:value-type="string">
            <text:p text:style-name="P2">Les vistes mostrades han de ser mostrades en català.</text:p>
          </table:table-cell>
          <table:covered-table-cell/>
          <table:covered-table-cell/>
        </table:table-row>
        <table:table-row table:style-name="Tabla1.11">
          <table:table-cell table:style-name="Tabla1.A2" office:value-type="string">
            <text:p text:style-name="P1">Prioridad</text:p>
          </table:table-cell>
          <table:table-cell table:style-name="Tabla1.B11" table:number-columns-spanned="3" office:value-type="string">
            <text:p text:style-name="P9">Normal</text:p>
          </table:table-cell>
          <table:covered-table-cell/>
          <table:covered-table-cell/>
        </table:table-row>
        <text:soft-page-break/>
        <table:table-row table:style-name="Tabla1.12">
          <table:table-cell table:style-name="Tabla1.A2" office:value-type="string">
            <text:p text:style-name="P3">Comentarios</text:p>
          </table:table-cell>
          <table:table-cell table:style-name="Tabla1.B12" table:number-columns-spanned="3" office:value-type="string">
            <text:p text:style-name="P7">En la mateixa vista del llistat oferirà opció de consultar els detalls de cada curs <text:span text:style-name="T3">i els detalls de cada alumne.</text:span></text:p>
            <text:p text:style-name="P7"><text:span text:style-name="T3">En cas de l'administrador, en veure el detall d'un curs, podrà veure la relació d'alumnes inscrits, des de la qual podrà veure el detall de cada alumne o donar de baixa la preinscripció d'un alumne. I en veure el detall d'un alumne, podrà veure la relació de cursos inscrits, des del qual podrà consultar el detall del curs, o bé donar de baixa una de les preinscripcions.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 D’ÚS: nom del cas</dc:title>
    <meta:initial-creator>Alumne</meta:initial-creator>
    <meta:creation-date>2010-09-06T11:54:00</meta:creation-date>
    <dc:date>2016-11-11T17:47:32.558660165</dc:date>
    <meta:editing-cycles>7</meta:editing-cycles>
    <meta:editing-duration>PT51M</meta:editing-duration>
    <meta:generator>LibreOffice/4.2.8.2$Linux_x86 LibreOffice_project/420m0$Build-2</meta:generator>
    <meta:document-statistic meta:table-count="1" meta:image-count="0" meta:object-count="0" meta:page-count="2" meta:paragraph-count="34" meta:word-count="380" meta:character-count="2300" meta:non-whitespace-character-count="1960"/>
    <meta:user-defined meta:name="Información 1"/>
    <meta:user-defined meta:name="Información 2"/>
    <meta:user-defined meta:name="Información 3"/>
    <meta:user-defined meta:name="Información 4"/>
  </office:meta>
</office:document-meta>
</file>